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2_20_Dots_20_3_20_Dashes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heads_20_1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start="Arrowheads_20_1" draw:marker-end="" draw:fill="none" draw:textarea-vertical-align="middle"/>
    </style:style>
    <style:style style:name="gr9" style:family="graphic" style:parent-style-name="standard">
      <style:graphic-properties draw:fill="hatch" draw:fill-color="#cfe7f5" draw:fill-hatch-name="Black_20_45_20_Degrees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dd4814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marker-end="Arrowheads_20_1" draw:textarea-vertical-align="middle"/>
    </style:style>
    <style:style style:name="gr12" style:family="graphic" style:parent-style-name="standard">
      <style:graphic-properties draw:fill="solid" draw:fill-color="#0099ff" draw:textarea-vertical-align="middle" draw:auto-grow-height="false" fo:min-height="0.749cm" fo:min-width="0.499cm"/>
    </style:style>
    <style:style style:name="gr13" style:family="graphic" style:parent-style-name="standard">
      <style:graphic-properties draw:fill="solid" draw:fill-color="#cfe7f5" draw:textarea-vertical-align="middle" draw:auto-grow-height="false" fo:min-height="0.749cm" fo:min-width="0.499cm"/>
    </style:style>
    <style:style style:name="gr1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style:text-position="sub 8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775cm" svg:height="0.338cm" svg:x="11.299cm" svg:y="10.1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17cm" svg:x="0.8cm" svg:y="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2.119cm" svg:height="0.962cm" svg:x="1.681cm" svg:y="2.438cm">
          <draw:text-box>
            <text:p>Boiler</text:p>
          </draw:text-box>
        </draw:frame>
        <draw:custom-shape draw:style-name="gr4" draw:text-style-name="P1" draw:layer="layout" svg:width="3.2cm" svg:height="1.2cm" svg:x="8.1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3.152cm" svg:height="0.962cm" svg:x="8.2cm" svg:y="3.738cm">
          <draw:text-box>
            <text:p>Turbine 1</text:p>
          </draw:text-box>
        </draw:frame>
        <draw:custom-shape draw:style-name="gr4" draw:text-style-name="P1" draw:layer="layout" svg:width="3.2cm" svg:height="1.2cm" svg:x="8.099cm" svg:y="6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3.152cm" svg:height="0.962cm" svg:x="8.199cm" svg:y="6.837cm">
          <draw:text-box>
            <text:p>Turbine 2</text:p>
          </draw:text-box>
        </draw:frame>
        <draw:custom-shape draw:style-name="gr4" draw:text-style-name="P1" draw:layer="layout" svg:width="3.2cm" svg:height="1.2cm" svg:x="8.099cm" svg:y="9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3.152cm" svg:height="0.962cm" svg:x="8.199cm" svg:y="9.937cm">
          <draw:text-box>
            <text:p>Turbine 3</text:p>
          </draw:text-box>
        </draw:frame>
        <draw:custom-shape draw:style-name="gr4" draw:text-style-name="P1" draw:layer="layout" svg:width="4cm" svg:height="1.4cm" svg:x="7.674cm" svg:y="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4.126cm" svg:height="0.962cm" svg:x="7.674cm" svg:y="13.2cm">
          <draw:text-box>
            <text:p>Condenser 1</text:p>
          </draw:text-box>
        </draw:frame>
        <draw:custom-shape draw:style-name="gr4" draw:text-style-name="P1" draw:layer="layout" svg:width="4cm" svg:height="1.4cm" svg:x="19.799cm" svg:y="6.0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xml:id="id2" draw:id="id2" draw:layer="layout" svg:width="4.126cm" svg:height="0.962cm" svg:x="19.799cm" svg:y="6.299cm">
          <draw:text-box>
            <text:p>Condenser 2</text:p>
          </draw:text-box>
        </draw:frame>
        <draw:custom-shape draw:style-name="gr4" draw:text-style-name="P1" xml:id="id4" draw:id="id4" draw:layer="layout" svg:width="4cm" svg:height="1.4cm" svg:x="19.8cm" svg:y="1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3.601cm" svg:height="0.962cm" svg:x="20cm" svg:y="13.8cm">
          <draw:text-box>
            <text:p>Evaporator</text:p>
          </draw:text-box>
        </draw:frame>
        <draw:custom-shape draw:style-name="gr4" draw:text-style-name="P1" xml:id="id1" draw:id="id1" draw:layer="layout" svg:width="4cm" svg:height="1.4cm" svg:x="15.074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3.952cm" svg:height="0.962cm" svg:x="15.074cm" svg:y="9.9cm">
          <draw:text-box>
            <text:p>Compressor</text:p>
          </draw:text-box>
        </draw:frame>
        <draw:custom-shape draw:style-name="gr5" draw:text-style-name="P1" draw:layer="layout" svg:width="0.2cm" svg:height="1.899cm" svg:x="9.6cm" svg:y="4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2cm" svg:height="1.899cm" svg:x="9.599cm" svg:y="7.899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.2cm" svg:y1="4.1cm" svg:x2="8.1cm" svg:y2="4.1cm">
          <text:p/>
        </draw:line>
        <draw:line draw:style-name="gr7" draw:text-style-name="P1" draw:layer="layout" svg:x1="3cm" svg:y1="6cm" svg:x2="8.8cm" svg:y2="6cm">
          <text:p/>
        </draw:line>
        <draw:line draw:style-name="gr6" draw:text-style-name="P1" draw:layer="layout" svg:x1="8.8cm" svg:y1="4.8cm" svg:x2="8.8cm" svg:y2="6cm">
          <text:p/>
        </draw:line>
        <draw:line draw:style-name="gr8" draw:text-style-name="P1" draw:layer="layout" svg:x1="8.099cm" svg:y1="7.4cm" svg:x2="3cm" svg:y2="7.4cm">
          <text:p/>
        </draw:line>
        <draw:line draw:style-name="gr7" draw:text-style-name="P1" draw:layer="layout" svg:x1="3cm" svg:y1="6cm" svg:x2="3cm" svg:y2="7.4cm">
          <text:p/>
        </draw:line>
        <draw:line draw:style-name="gr6" draw:text-style-name="P1" draw:layer="layout" svg:x1="8.8cm" svg:y1="7.899cm" svg:x2="8.8cm" svg:y2="9.099cm">
          <text:p/>
        </draw:line>
        <draw:line draw:style-name="gr7" draw:text-style-name="P1" draw:layer="layout" svg:x1="2.999cm" svg:y1="9.099cm" svg:x2="8.799cm" svg:y2="9.099cm">
          <text:p/>
        </draw:line>
        <draw:line draw:style-name="gr7" draw:text-style-name="P1" draw:layer="layout" svg:x1="2.999cm" svg:y1="9.099cm" svg:x2="2.999cm" svg:y2="10.499cm">
          <text:p/>
        </draw:line>
        <draw:line draw:style-name="gr8" draw:text-style-name="P1" draw:layer="layout" svg:x1="8.099cm" svg:y1="10.5cm" svg:x2="3cm" svg:y2="10.5cm">
          <text:p/>
        </draw:line>
        <draw:custom-shape draw:style-name="gr4" draw:text-style-name="P1" draw:layer="layout" svg:width="1cm" svg:height="1cm" svg:x="9.3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2cm" svg:height="0.8cm" svg:x="9.2cm" svg:y="17.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2cm" svg:height="0.6cm" svg:x="8.9cm" svg:y="18.7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8cm" svg:y1="10.999cm" svg:x2="9.8cm" svg:y2="13cm">
          <text:p/>
        </draw:line>
        <draw:line draw:style-name="gr6" draw:text-style-name="P1" draw:layer="layout" svg:x1="9.8cm" svg:y1="14.4cm" svg:x2="9.8cm" svg:y2="16.9cm">
          <text:p/>
        </draw:line>
        <draw:line draw:style-name="gr6" draw:text-style-name="P1" draw:layer="layout" svg:x1="9.3cm" svg:y1="17.4cm" svg:x2="2.2cm" svg:y2="17.4cm">
          <text:p/>
        </draw:line>
        <draw:line draw:style-name="gr7" draw:text-style-name="P1" draw:layer="layout" svg:x1="2.2cm" svg:y1="17.4cm" svg:x2="2.2cm" svg:y2="4.1cm">
          <text:p/>
        </draw:line>
        <draw:custom-shape draw:style-name="gr4" draw:text-style-name="P1" xml:id="id3" draw:id="id3" draw:layer="layout" svg:width="1.6cm" svg:height="1.6cm" svg:x="26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687cm" svg:height="0.2cm" draw:transform="rotate (-0.858003860280412) translate (26.318cm 9.805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606cm" svg:height="0.2cm" draw:transform="rotate (-2.09579136579479) translate (27.252cm 9.838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7.074cm" svg:y1="9.7cm" svg:x2="19.799cm" svg:y2="6.78cm" draw:start-shape="id1" draw:start-glue-point="0" draw:end-shape="id2" draw:end-glue-point="3" svg:d="m17074 9700v-2920h2725" svg:viewBox="0 0 2726 2921">
          <text:p/>
        </draw:connector>
        <draw:connector draw:style-name="gr11" draw:text-style-name="P1" draw:layer="layout" svg:x1="23.925cm" svg:y1="6.78cm" svg:x2="26.8cm" svg:y2="9.7cm" draw:start-shape="id2" draw:start-glue-point="1" draw:end-shape="id3" draw:end-glue-point="4" svg:d="m23925 6780h2875v2920" svg:viewBox="0 0 2876 2921">
          <text:p/>
        </draw:connector>
        <draw:connector draw:style-name="gr11" draw:text-style-name="P1" draw:layer="layout" svg:x1="26.8cm" svg:y1="11.3cm" svg:x2="23.8cm" svg:y2="14.3cm" draw:start-shape="id3" draw:start-glue-point="8" draw:end-shape="id4" draw:end-glue-point="1" svg:d="m26800 11300v3000h-3000" svg:viewBox="0 0 3001 3001">
          <text:p/>
        </draw:connector>
        <draw:connector draw:style-name="gr11" draw:text-style-name="P1" draw:layer="layout" svg:x1="19.8cm" svg:y1="14.3cm" svg:x2="17.074cm" svg:y2="11.1cm" draw:start-shape="id4" draw:start-glue-point="3" draw:end-shape="id1" draw:end-glue-point="2" svg:d="m19800 14300h-2726v-3200" svg:viewBox="0 0 2727 3201">
          <text:p/>
        </draw:connector>
        <draw:custom-shape draw:style-name="gr4" draw:text-style-name="P1" draw:layer="layout" svg:width="0.8cm" svg:height="1.4cm" svg:x="21.7cm" svg:y="1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layer="layout" svg:width="1.281cm" svg:height="1.062cm" svg:x="22.3cm" svg:y="15.5cm">
          <draw:text-box>
            <text:p>Q<text:span text:style-name="T1">L</text:span></text:p>
          </draw:text-box>
        </draw:frame>
        <draw:custom-shape draw:style-name="gr4" draw:text-style-name="P1" draw:layer="layout" svg:width="0.8cm" svg:height="1.4cm" svg:x="21.199cm" svg:y="4.6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layer="layout" svg:width="1.365cm" svg:height="1.062cm" svg:x="21.701cm" svg:y="4.9cm">
          <draw:text-box>
            <text:p>Q<text:span text:style-name="T1">H</text:span></text:p>
          </draw:text-box>
        </draw:frame>
        <draw:frame draw:style-name="gr3" draw:layer="layout" svg:width="1.412cm" svg:height="1.062cm" svg:x="11.019cm" svg:y="9.2cm">
          <draw:text-box>
            <text:p>W<text:span text:style-name="T1">T</text:span></text:p>
          </draw:text-box>
        </draw:frame>
        <draw:custom-shape draw:style-name="gr12" draw:text-style-name="P1" draw:layer="layout" svg:width="1.101cm" svg:height="0.8cm" svg:x="11.499cm" svg:y="9.937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1.098cm" svg:height="0.8cm" svg:x="14cm" svg:y="9.93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layer="layout" svg:width="1.471cm" svg:height="1.062cm" svg:x="13.419cm" svg:y="9.2cm">
          <draw:text-box>
            <text:p>W<text:span text:style-name="T1">C</text:span></text:p>
          </draw:text-box>
        </draw:frame>
        <draw:custom-shape draw:style-name="gr4" draw:text-style-name="P1" draw:layer="layout" svg:width="1.2cm" svg:height="0.6cm" svg:x="10.3cm" svg:y="17.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layer="layout" svg:width="1.442cm" svg:height="1.062cm" svg:x="11.62cm" svg:y="16.9cm">
          <draw:text-box>
            <text:p>W<text:span text:style-name="T1">P</text:span></text:p>
          </draw:text-box>
        </draw:frame>
        <draw:custom-shape draw:style-name="gr2" draw:text-style-name="P1" draw:layer="layout" svg:width="1.8cm" svg:height="0.6cm" draw:transform="rotate (0.755553033188345) translate (4.478cm 2.36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layer="layout" svg:width="1.395cm" svg:height="1.062cm" svg:x="6.005cm" svg:y="1.2cm">
          <draw:text-box>
            <text:p>Q<text:span text:style-name="T1">in</text:span></text:p>
          </draw:text-box>
        </draw:frame>
        <draw:frame draw:style-name="gr3" draw:layer="layout" svg:width="0.853cm" svg:height="0.962cm" svg:x="6.947cm" svg:y="3.338cm">
          <draw:text-box>
            <text:p>1</text:p>
          </draw:text-box>
        </draw:frame>
        <draw:frame draw:style-name="gr3" draw:layer="layout" svg:width="0.853cm" svg:height="0.962cm" svg:x="6.948cm" svg:y="5.238cm">
          <draw:text-box>
            <text:p>2</text:p>
          </draw:text-box>
        </draw:frame>
        <draw:frame draw:style-name="gr3" draw:layer="layout" svg:width="0.853cm" svg:height="0.962cm" svg:x="6.949cm" svg:y="6.638cm">
          <draw:text-box>
            <text:p>3</text:p>
          </draw:text-box>
        </draw:frame>
        <draw:frame draw:style-name="gr3" draw:layer="layout" svg:width="0.853cm" svg:height="0.962cm" svg:x="6.95cm" svg:y="8.338cm">
          <draw:text-box>
            <text:p>4</text:p>
          </draw:text-box>
        </draw:frame>
        <draw:frame draw:style-name="gr3" draw:layer="layout" svg:width="0.853cm" svg:height="0.962cm" svg:x="6.951cm" svg:y="9.738cm">
          <draw:text-box>
            <text:p>5</text:p>
          </draw:text-box>
        </draw:frame>
        <draw:frame draw:style-name="gr3" draw:layer="layout" svg:width="0.853cm" svg:height="0.962cm" svg:x="9.152cm" svg:y="11.138cm">
          <draw:text-box>
            <text:p>6</text:p>
          </draw:text-box>
        </draw:frame>
        <draw:frame draw:style-name="gr3" draw:layer="layout" svg:width="0.853cm" svg:height="0.962cm" svg:x="9.153cm" svg:y="14.538cm">
          <draw:text-box>
            <text:p>7</text:p>
          </draw:text-box>
        </draw:frame>
        <draw:frame draw:style-name="gr3" draw:layer="layout" svg:width="0.853cm" svg:height="0.962cm" svg:x="8.354cm" svg:y="16.538cm">
          <draw:text-box>
            <text:p>8</text:p>
          </draw:text-box>
        </draw:frame>
        <draw:frame draw:style-name="gr3" draw:layer="layout" svg:width="0.853cm" svg:height="0.962cm" svg:x="18.947cm" svg:y="13.5cm">
          <draw:text-box>
            <text:p>9</text:p>
          </draw:text-box>
        </draw:frame>
        <draw:frame draw:style-name="gr3" draw:layer="layout" svg:width="1.205cm" svg:height="0.962cm" svg:x="16.948cm" svg:y="8.9cm">
          <draw:text-box>
            <text:p>10</text:p>
          </draw:text-box>
        </draw:frame>
        <draw:frame draw:style-name="gr3" draw:layer="layout" svg:width="1.205cm" svg:height="0.962cm" svg:x="23.949cm" svg:y="6.6cm">
          <draw:text-box>
            <text:p>11</text:p>
          </draw:text-box>
        </draw:frame>
        <draw:frame draw:style-name="gr3" draw:layer="layout" svg:width="1.205cm" svg:height="0.962cm" svg:x="25.75cm" svg:y="11.5cm">
          <draw:text-box>
            <text:p>12</text:p>
          </draw:text-box>
        </draw:frame>
        <draw:frame draw:style-name="gr14" draw:text-style-name="P2" draw:layer="layout" svg:width="0.756cm" svg:height="1.276cm" svg:x="5.644cm" svg:y="13.324cm">
          <draw:text-box>
            <text:p text:style-name="P2">I</text:p>
          </draw:text-box>
        </draw:frame>
        <draw:frame draw:style-name="gr14" draw:text-style-name="P2" draw:layer="layout" svg:width="1.01cm" svg:height="1.276cm" svg:x="21.59cm" svg:y="10cm">
          <draw:text-box>
            <text:p text:style-name="P2">II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marker draw:name="Arrowheads_20_1" draw:display-name="Arrowheads 1" svg:viewBox="0 0 1321 3493" svg:d="m1321 3493h-1321l702-3493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4-26T14:33:03</meta:creation-date>
    <dc:date>2013-04-28T22:59:25</dc:date>
    <dc:creator>Jeff Gomes</dc:creator>
    <meta:editing-duration>P2DT7H56M30S</meta:editing-duration>
    <meta:editing-cycles>5</meta:editing-cycles>
    <meta:generator>LibreOffice/3.5$Linux_X86_64 LibreOffice_project/350m1$Build-2</meta:generator>
    <meta:document-statistic meta:object-count="91"/>
  </office:meta>
</office:document-meta>
</file>